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erif2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7.755cm"/>
    </style:style>
    <style:style style:name="gr2" style:family="graphic" style:parent-style-name="standard">
      <style:graphic-properties draw:textarea-horizontal-align="justify" draw:textarea-vertical-align="middle" draw:auto-grow-height="false" fo:min-height="2.671cm" fo:min-width="4.707cm"/>
    </style:style>
    <style:style style:name="gr3" style:family="graphic" style:parent-style-name="standard">
      <style:graphic-properties draw:fill-color="#cc9900" draw:textarea-horizontal-align="justify" draw:textarea-vertical-align="middle" draw:auto-grow-height="false" fo:min-height="2.417cm" fo:min-width="0.482cm"/>
    </style:style>
    <style:style style:name="gr4" style:family="graphic" style:parent-style-name="standard">
      <style:graphic-properties draw:fill-color="#ff3300" draw:textarea-horizontal-align="justify" draw:textarea-vertical-align="middle" draw:auto-grow-height="false" fo:min-height="2.417cm" fo:min-width="0.48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417cm" fo:min-width="0.483cm"/>
    </style:style>
    <style:style style:name="gr6" style:family="graphic" style:parent-style-name="standard">
      <style:graphic-properties draw:fill-color="#0066ff" draw:textarea-horizontal-align="justify" draw:textarea-vertical-align="middle" draw:auto-grow-height="false" fo:min-height="2.417cm" fo:min-width="0.482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2.417cm" fo:min-width="0.482cm"/>
    </style:style>
    <style:style style:name="gr8" style:family="graphic" style:parent-style-name="standard">
      <style:graphic-properties draw:textarea-horizontal-align="justify" draw:textarea-vertical-align="middle" draw:auto-grow-height="false" fo:min-height="2.671cm" fo:min-width="2.167cm"/>
    </style:style>
    <style:style style:name="gr9" style:family="graphic" style:parent-style-name="standard">
      <style:graphic-properties draw:textarea-horizontal-align="justify" draw:textarea-vertical-align="middle" draw:auto-grow-height="false" fo:min-height="3.814cm" fo:min-width="3.056cm"/>
    </style:style>
    <style:style style:name="P1" style:family="paragraph">
      <style:paragraph-properties fo:text-align="center"/>
    </style:style>
    <style:style style:name="P2" style:family="paragraph">
      <loext:graphic-properties draw:fill-color="#cc9900"/>
      <style:paragraph-properties fo:text-align="center"/>
      <style:text-properties fo:font-size="11pt"/>
    </style:style>
    <style:style style:name="P3" style:family="paragraph">
      <loext:graphic-properties draw:fill-color="#ff3300"/>
      <style:paragraph-properties fo:text-align="center"/>
      <style:text-properties fo:font-size="12pt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0066ff"/>
      <style:paragraph-properties fo:text-align="center"/>
      <style:text-properties fo:font-size="12pt"/>
    </style:style>
    <style:style style:name="P6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1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ncoder" draw:style-name="dp1" draw:master-page-name="Default">
        <draw:custom-shape draw:style-name="gr1" draw:text-style-name="P1" draw:layer="layout" svg:width="8.255cm" svg:height="2.921cm" svg:x="6.588cm" svg:y="4.048cm">
          <text:p text:style-name="P1">HEDS-904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07cm" svg:height="2.921cm" svg:x="6.842cm" svg:y="17.383cm">
          <text:p text:style-name="P1"><text:span text:style-name="T1"><text:s/></text:span><text:span text:style-name="T1"><text:a xlink:href="http://www.lsicsi.com/pdfs/Data_Sheets/LS7366R.pdf" xlink:type="simple">LS7366R</text:a></text:span></text:p>
          <text:p text:style-name="P1"><text:span text:style-name="T1">P</text:span><text:span text:style-name="T1">ul</text:span><text:span text:style-name="T1">s</text:span><text:span text:style-name="T1">e </text:span><text:span text:style-name="T1">C</text:span><text:span text:style-name="T1">o</text:span><text:span text:style-name="T1">u</text:span><text:span text:style-name="T1">nt</text:span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82cm" svg:height="2.667cm" svg:x="7.223cm" svg:y="6.969cm">
          <text:p text:style-name="P1"><text:span text:style-name="T2">1</text:span></text:p>
          <text:p text:style-name="P1"><text:span text:style-name="T2">Gnd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82cm" svg:height="2.667cm" svg:x="8.533cm" svg:y="6.969cm">
          <text:p text:style-name="P1"><text:span text:style-name="T3">2</text:span></text:p>
          <text:p text:style-name="P1"><text:span text:style-name="T3">CH</text:span></text:p>
          <text:p text:style-name="P1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983cm" svg:height="2.667cm" svg:x="9.843cm" svg:y="6.969cm">
          <text:p text:style-name="P1"><text:span text:style-name="T3">3</text:span></text:p>
          <text:p text:style-name="P1"><text:span text:style-name="T3">CH</text:span></text:p>
          <text:p text:style-name="P1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82cm" svg:height="2.667cm" svg:x="11.154cm" svg:y="6.969cm">
          <text:p text:style-name="P1"><text:span text:style-name="T3">4</text:span></text:p>
          <text:p text:style-name="P1"><text:span text:style-name="T3">Vcc</text:span></text:p>
          <text:p text:style-name="P1"><text:span text:style-name="T3">(5v)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982cm" svg:height="2.667cm" svg:x="12.464cm" svg:y="6.969cm">
          <text:p text:style-name="P1"><text:span text:style-name="T3">5</text:span></text:p>
          <text:p text:style-name="P1"><text:span text:style-name="T3">CH</text:span></text:p>
          <text:p text:style-name="P1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667cm" svg:height="2.921cm" svg:x="7.604cm" svg:y="12.049cm">
          <text:p text:style-name="P1"><text:span text:style-name="T1">Logic</text:span></text:p>
          <text:p text:style-name="P1"><text:span text:style-name="T1">Inverter</text:span></text:p>
          <draw:enhanced-geometry svg:viewBox="0 0 21600 21600" draw:type="rectangle" draw:enhanced-path="M 0 0 L 21600 0 21600 21600 0 21600 0 0 Z N"/>
        </draw:custom-shape>
      </draw:page>
      <draw:page draw:name="Lidar" draw:style-name="dp1" draw:master-page-name="Default">
        <draw:custom-shape draw:style-name="gr9" draw:text-style-name="P1" draw:layer="layout" svg:width="3.556cm" svg:height="4.064cm" svg:x="6.588cm" svg:y="3.921cm">
          <text:p text:style-name="P1">UART1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556cm" svg:height="4.064cm" svg:x="6.588cm" svg:y="8.62cm">
          <text:p text:style-name="P1">MCCP1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556cm" svg:height="4.064cm" svg:x="6.588cm" svg:y="13.573cm">
          <text:p text:style-name="P1">MCCP1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erif2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erif2" fo:font-family="'Liberation Serif', 'Times New Roman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font-name="Liberation Sans1" fo:font-family="'Liberation Sans', Arial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fo:color="#808080" style:font-name="Liberation Sans1" fo:font-family="'Liberation Sans', Arial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</style:style>
    <style:style style:name="Table_20_Heading" style:display-name="Table Heading" style:family="graphic">
      <style:paragraph-properties fo:text-align="center" style:text-autospace="none" style:writing-mode="lr-tb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style-asian="italic" style:font-style-complex="italic"/>
    </style:style>
    <style:style style:name="Index" style:family="graphic">
      <style:paragraph-properties fo:text-align="start" style:text-autospace="none" style:writing-mode="lr-tb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1T12:11:22.689780579</meta:creation-date>
    <dc:date>2017-01-27T19:19:22.184016667</dc:date>
    <meta:editing-duration>P2DT22H11M9S</meta:editing-duration>
    <meta:editing-cycles>5</meta:editing-cycles>
    <meta:generator>LibreOffice/5.1.4.2$Linux_X86_64 LibreOffice_project/10m0$Build-2</meta:generator>
    <meta:document-statistic meta:object-count="11"/>
  </office:meta>
</office:document-meta>
</file>